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4bc" officeooo:paragraph-rsid="001314bc"/>
    </style:style>
    <style:style style:name="P2" style:family="paragraph" style:parent-style-name="Standard">
      <style:text-properties officeooo:rsid="001314bc" officeooo:paragraph-rsid="00149897"/>
    </style:style>
    <style:style style:name="P3" style:family="paragraph" style:parent-style-name="Standard">
      <style:text-properties officeooo:rsid="00157c58" officeooo:paragraph-rsid="00157c58"/>
    </style:style>
    <style:style style:name="P4" style:family="paragraph" style:parent-style-name="Standard">
      <style:text-properties officeooo:rsid="0017b9a1" officeooo:paragraph-rsid="0017b9a1"/>
    </style:style>
    <style:style style:name="P5" style:family="paragraph" style:parent-style-name="Standard">
      <style:text-properties officeooo:rsid="0017b9a1" officeooo:paragraph-rsid="0019a578"/>
    </style:style>
    <style:style style:name="P6" style:family="paragraph" style:parent-style-name="Standard">
      <style:text-properties officeooo:rsid="0019a578" officeooo:paragraph-rsid="0019a578"/>
    </style:style>
    <style:style style:name="P7" style:family="paragraph" style:parent-style-name="Standard">
      <style:text-properties officeooo:rsid="001d7058" officeooo:paragraph-rsid="001d7058"/>
    </style:style>
    <style:style style:name="P8" style:family="paragraph" style:parent-style-name="Standard">
      <style:text-properties officeooo:rsid="0021e3a5" officeooo:paragraph-rsid="00239059"/>
    </style:style>
    <style:style style:name="P9" style:family="paragraph" style:parent-style-name="Standard">
      <style:text-properties officeooo:rsid="0029f131" officeooo:paragraph-rsid="0029f131"/>
    </style:style>
    <style:style style:name="T1" style:family="text">
      <style:text-properties officeooo:rsid="001314bc"/>
    </style:style>
    <style:style style:name="T2" style:family="text">
      <style:text-properties officeooo:rsid="001339cf"/>
    </style:style>
    <style:style style:name="T3" style:family="text">
      <style:text-properties officeooo:rsid="00136d40"/>
    </style:style>
    <style:style style:name="T4" style:family="text">
      <style:text-properties officeooo:rsid="00149897"/>
    </style:style>
    <style:style style:name="T5" style:family="text">
      <style:text-properties officeooo:rsid="00157c58"/>
    </style:style>
    <style:style style:name="T6" style:family="text">
      <style:text-properties officeooo:rsid="0016e304"/>
    </style:style>
    <style:style style:name="T7" style:family="text">
      <style:text-properties officeooo:rsid="0017b9a1"/>
    </style:style>
    <style:style style:name="T8" style:family="text">
      <style:text-properties officeooo:rsid="0018f0cf"/>
    </style:style>
    <style:style style:name="T9" style:family="text">
      <style:text-properties officeooo:rsid="0019a578"/>
    </style:style>
    <style:style style:name="T10" style:family="text">
      <style:text-properties officeooo:rsid="001b91dd"/>
    </style:style>
    <style:style style:name="T11" style:family="text">
      <style:text-properties officeooo:rsid="001ca4af"/>
    </style:style>
    <style:style style:name="T12" style:family="text">
      <style:text-properties officeooo:rsid="001d7058"/>
    </style:style>
    <style:style style:name="T13" style:family="text">
      <style:text-properties officeooo:rsid="001e9797"/>
    </style:style>
    <style:style style:name="T14" style:family="text">
      <style:text-properties officeooo:rsid="001fed9d"/>
    </style:style>
    <style:style style:name="T15" style:family="text">
      <style:text-properties officeooo:rsid="0020a5f8"/>
    </style:style>
    <style:style style:name="T16" style:family="text">
      <style:text-properties officeooo:rsid="0021e3a5"/>
    </style:style>
    <style:style style:name="T17" style:family="text">
      <style:text-properties officeooo:rsid="00239059"/>
    </style:style>
    <style:style style:name="T18" style:family="text">
      <style:text-properties officeooo:rsid="0024da6d"/>
    </style:style>
    <style:style style:name="T19" style:family="text">
      <style:text-properties officeooo:rsid="00260118"/>
    </style:style>
    <style:style style:name="T20" style:family="text">
      <style:text-properties officeooo:rsid="002635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commandes pour démarrer le projet :</text:p>
      <text:p text:style-name="P1"/>
      <text:p text:style-name="P1">1) minikube start</text:p>
      <text:p text:style-name="P1">2) minikube status</text:p>
      <text:p text:style-name="P1">3) Se rendre dans le repertoire angular</text:p>
      <text:p text:style-name="P1">* eval $(minikube docker-env<text:span text:style-name="T2">)</text:span></text:p>
      <text:p text:style-name="P1">* kubectl apply -f deployment.yml</text:p>
      <text:p text:style-name="P1">4) <text:span text:style-name="T3">Créer un service pour MySql et un servie pour SpringBoot </text:span><text:span text:style-name="T4">graces aux fichiers de configurations</text:span></text:p>
      <text:p text:style-name="P1">5) <text:span text:style-name="T4">Se rendre dans le repertoire du projet Spring</text:span></text:p>
      <text:p text:style-name="P2">* <text:span text:style-name="T4">Build le projet et se rendre dans le repertoire, build/libs/nom.jar, le copier et retourner à la racine le coller dans un dossier target que vous devez créer,</text:span> </text:p>
      <text:p text:style-name="P2"><text:s text:c="3"/>* eval $(minikube docker-env<text:span text:style-name="T2">)</text:span></text:p>
      <text:p text:style-name="P1">* <text:span text:style-name="T4">générer une image du backend ayant pour nomspringboot-k8s-deployment:1.0 : docker build -t springboot-k8s-deployment:1.0 .</text:span></text:p>
      <text:p text:style-name="P1">* <text:span text:style-name="T5">Se rendre dans le dossier kubernetes : cd kubernetes</text:span></text:p>
      <text:p text:style-name="P3">Une fois dans ce dossier, executer les fichiers qui s’y trouvent :</text:p>
      <text:p text:style-name="P3">- kubectl apply -f mysqldb-root-credentials.yml</text:p>
      <text:p text:style-name="P3">- kubectl apply -f mysqldb-credentials.yml</text:p>
      <text:p text:style-name="P3">- vérifiez que les secrets ont bien été générés grace à kubectl get secrets</text:p>
      <text:p text:style-name="P3">- kubectl apply -f mysql-configmap.yml : et vérifier avec la commande : kubectl get configmap</text:p>
      <text:p text:style-name="P1">6) <text:span text:style-name="T5">Création du déploiment de mysql</text:span></text:p>
      <text:p text:style-name="P1">- <text:span text:style-name="T6">Toujours dans le dossier </text:span><text:span text:style-name="T7">kubernetes (qui est dans le dossier library) precedent, faire :kubectl apply -f mysql-deployment.yml</text:span></text:p>
      <text:p text:style-name="P4">Vous devez avoir quelque chose comme ça à la sortie : </text:p>
      <text:p text:style-name="P4">service/mysql created</text:p>
      <text:p text:style-name="P4">persistentvolumeclaim/mysql-pv-claim created</text:p>
      <text:p text:style-name="P4">deployment.apps/mysql created</text:p>
      <text:p text:style-name="P4"/>
      <text:p text:style-name="P5">- <text:span text:style-name="T8">Exécutez la commande suivante : kubectl get deployments pour voir tous vos déploiements, et normalement, vous devez voir mysql</text:span></text:p>
      <text:p text:style-name="P5"><text:span text:style-name="T8">- </text:span><text:span text:style-name="T9">Vous pouvez voir tous les services que nous venons de créer grace à : </text:span><text:span text:style-name="T8"><text:s/>kubectl get services</text:span></text:p>
      <text:p text:style-name="P6">en sortie, vous devez avoir :</text:p>
      <text:p text:style-name="P6">NAME <text:s text:c="17"/>TYPE <text:s text:c="10"/>CLUSTER-IP <text:s text:c="5"/>EXTERNAL-IP <text:s text:c="2"/>PORT(S) <text:s text:c="9"/>AGE</text:p>
      <text:p text:style-name="P6">angular-k8s-service <text:s text:c="2"/>NodePort <text:s text:c="6"/>10.105.96.207 <text:s text:c="2"/>&lt;none&gt; <text:s text:c="7"/>80:30170/TCP <text:s text:c="4"/>49m</text:p>
      <text:p text:style-name="P6">kubernetes <text:s text:c="11"/>ClusterIP <text:s text:c="5"/>10.96.0.1 <text:s text:c="6"/>&lt;none&gt; <text:s text:c="7"/>443/TCP <text:s text:c="9"/>83d</text:p>
      <text:p text:style-name="P6">mysql <text:s text:c="16"/>ClusterIP <text:s text:c="5"/>None <text:s text:c="11"/>&lt;none&gt; <text:s text:c="7"/>3306/TCP <text:s text:c="8"/>3m17s</text:p>
      <text:p text:style-name="P6"/>
      <text:p text:style-name="P6">- <text:span text:style-name="T10">Exécuter cette commande pour vérifier que le volume de persistence a bien été crée : kubectl get pvc , la sortie ressemble à ceci :</text:span></text:p>
      <text:p text:style-name="P6"/>
      <text:p text:style-name="P6">NAME <text:s text:c="12"/>STATUS <text:s text:c="2"/>VOLUME <text:s text:c="36"/>CAPACITY <text:s text:c="2"/>ACCESS MODES <text:s text:c="2"/>STORAGECLASS <text:s text:c="2"/>AGE</text:p>
      <text:p text:style-name="P6">mysql-pv-claim <text:s text:c="2"/>Bound <text:s text:c="3"/>pvc-ee12d612-a415-430e-a6a5-259ab5565ef2 <text:s text:c="2"/>1Gi <text:s text:c="7"/>RWO <text:s text:c="11"/>standard <text:s text:c="6"/>5m38s</text:p>
      <text:p text:style-name="P6"/>
      <text:p text:style-name="P6">- <text:span text:style-name="T11">Vérifiez que les pods on été crées grace à : kubectl get pods </text:span><text:span text:style-name="T12">la sortie ressemble à :</text:span></text:p>
      <text:p text:style-name="P6">mysql-795b8d8fbb-fcqkj <text:s text:c="19"/>0/1 <text:s text:c="4"/>ContainerCreating <text:s text:c="2"/>0 <text:s text:c="12"/>7m24s</text:p>
      <text:p text:style-name="P6"/>
      <text:p text:style-name="P7">Maintenant, on peut vérifier que la connexion est possible grace à : kubectl logs -f mysql-795b8d8fbb-fcqkj ( je rappelle, qu’il faut remplacer <text:s/>mysql-795b8d8fbb-fcqkj par le nom de votre resultat precedent )</text:p>
      <text:p text:style-name="P7"/>
      <text:p text:style-name="P6"><text:soft-page-break/></text:p>
      <text:p text:style-name="P1">7) <text:span text:style-name="T12">Générons maintenant l’applications springboot (je rappelle que, nous sommes toujours dans le même dossier)</text:span></text:p>
      <text:p text:style-name="P1">- kubectl apply -f deployment.yml</text:p>
      <text:p text:style-name="P1">- <text:span text:style-name="T13">Exéutez : kubectl get deployments, kubectl get </text:span><text:span text:style-name="T15">services</text:span><text:span text:style-name="T13"> pour vérifier </text:span><text:span text:style-name="T14">( cette fois, cela pourrait prendre un peu plus de temps), </text:span><text:span text:style-name="T16">le resultat devrait ressembler à ceci :</text:span></text:p>
      <text:p text:style-name="P1">mysql-795b8d8fbb-fcqkj <text:s text:c="19"/>1/1 <text:s text:c="4"/>Running <text:s text:c="12"/>0 <text:s text:c="12"/>16m</text:p>
      <text:p text:style-name="P1">springboot-k8s-mysql-5949974c5f-g9wgq <text:s text:c="4"/>1/1 <text:s text:c="4"/>Running <text:s text:c="12"/>0 <text:s text:c="12"/>2m28s</text:p>
      <text:p text:style-name="P1">springboot-k8s-mysql-5949974c5f-t2882 <text:s text:c="4"/>1/1 <text:s text:c="4"/>Running <text:s text:c="12"/>0 <text:s text:c="12"/>2m28s</text:p>
      <text:p text:style-name="P1">springboot-k8s-mysql-5949974c5f-xbq29 <text:s text:c="4"/>1/1 <text:s text:c="4"/>Running <text:s text:c="12"/>0 <text:s text:c="12"/>2m28s</text:p>
      <text:p text:style-name="P1"/>
      <text:p text:style-name="P8">Notez bien que tous les 3 replicas que nous avons configurés dans notre fichier <text:span text:style-name="T1">deployment.yml</text:span> sont maintenant lancés et nous ils ont tous le STATUT Running</text:p>
      <text:p text:style-name="P1">8) <text:span text:style-name="T18">Maintenant, nous pouvons lancer nos services </text:span><text:span text:style-name="T19">grace à minikube</text:span></text:p>
      <text:p text:style-name="P1"/>
      <text:p text:style-name="P1">- minikube service springboot-k8s-mysql : <text:span text:style-name="T20">La sortie ressemble à ceci</text:span></text:p>
      <text:p text:style-name="P1"/>
      <text:p text:style-name="P1">|-----------|----------------------|-------------|-----------------------------|</text:p>
      <text:p text:style-name="P1">| NAMESPACE | <text:s text:c="8"/>NAME <text:s text:c="8"/>| TARGET PORT | <text:s text:c="12"/>URL <text:s text:c="12"/>|</text:p>
      <text:p text:style-name="P1">|-----------|----------------------|-------------|-----------------------------|</text:p>
      <text:p text:style-name="P1">| default <text:s text:c="2"/>| springboot-k8s-mysql | <text:s text:c="7"/>8080 | http://192.168.59.100:30163 |</text:p>
      <text:p text:style-name="P1">|-----------|----------------------|-------------|-----------------------------|</text:p>
      <text:p text:style-name="P1"/>
      <text:p text:style-name="P9">9) Laçons les servies côté Frontend (Angul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44:49.844658651</meta:creation-date>
    <dc:date>2022-01-30T17:08:04.669701007</dc:date>
    <meta:editing-duration>PT1H9M57S</meta:editing-duration>
    <meta:editing-cycles>17</meta:editing-cycles>
    <meta:generator>LibreOffice/7.1.7.2$Linux_X86_64 LibreOffice_project/10$Build-2</meta:generator>
    <meta:document-statistic meta:table-count="0" meta:image-count="0" meta:object-count="0" meta:page-count="2" meta:paragraph-count="52" meta:word-count="524" meta:character-count="4073" meta:non-whitespace-character-count="3141"/>
  </office:meta>
</office:document-meta>
</file>